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1.27cm" svg:height="1.27cm" svg:x="4.76cm" svg:y="2.572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2" draw:text-style-name="P5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3" draw:text-style-name="P3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4" xml:id="id4" draw:id="id4" draw:layer="layout" svg:width="1.27cm" svg:height="1.27cm" svg:x="4.761cm" svg:y="0.17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395cm" svg:y1="2.572cm" svg:x2="5.396cm" svg:y2="1.443cm" draw:start-shape="id2" draw:start-glue-point="4" draw:end-shape="id4" draw:end-glue-point="8" svg:d="M5395 2572l1-1129" svg:viewBox="0 0 2 1130">
          <text:p/>
        </draw:connector>
        <draw:frame draw:style-name="gr3" draw:text-style-name="P3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4" xml:id="id6" draw:id="id6" draw:layer="layout" svg:width="1.27cm" svg:height="1.27cm" svg:x="2.564cm" svg:y="7.093cm">
          <text:p text:style-name="P3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2" draw:text-style-name="P5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2" draw:text-style-name="P5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7T23:42:29.054121477</dc:date>
    <dc:creator>Ben </dc:creator>
    <meta:editing-duration>PT41M37S</meta:editing-duration>
    <meta:editing-cycles>5</meta:editing-cycles>
    <meta:generator>LibreOffice/5.0.3.2$Linux_X86_64 LibreOffice_project/0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